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ffffff" draw:textarea-horizontal-align="justify" draw:textarea-vertical-align="bottom" draw:auto-grow-height="false" fo:padding-bottom="-0.87cm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ard">
        <draw:custom-shape draw:style-name="gr1" draw:text-style-name="P2" xml:id="id4" draw:id="id4" draw:layer="layout" svg:width="10.5cm" svg:height="3.037cm" svg:x="6.963cm" svg:y="8.573cm">
          <text:p text:style-name="P1">Menu states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05cm" svg:height="2.2cm" svg:x="10.188cm" svg:y="1.186cm">
          <text:p text:style-name="P3"><text:span text:style-name="T1">AppGame</text:span></text:p>
          <text:p text:style-name="P3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4.6cm" svg:height="2.2cm" svg:x="7.147cm" svg:y="12.864cm">
          <text:p text:style-name="P3"><text:span text:style-name="T1">Game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4.6cm" svg:height="2.2cm" svg:x="1.295cm" svg:y="8.991cm">
          <text:p text:style-name="P3"><text:span text:style-name="T1">Loading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6cm" svg:height="2.2cm" svg:x="7.476cm" svg:y="8.991cm">
          <text:p text:style-name="P3"><text:span text:style-name="T1">ModalitySelector</text:span></text:p>
          <text:p text:style-name="P3"><text:span text:style-name="T1">Menu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6cm" svg:height="2.2cm" svg:x="12.558cm" svg:y="8.991cm">
          <text:p text:style-name="P3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4.6cm" svg:height="2.2cm" svg:x="9.913cm" svg:y="4.786cm">
          <text:p text:style-name="P3"><text:span text:style-name="T1">Gam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213cm" svg:y1="3.386cm" svg:x2="12.213cm" svg:y2="4.786cm" draw:start-shape="id1" draw:start-glue-point="2" draw:end-shape="id2" draw:end-glue-point="0" svg:d="m12213 3386v1400">
          <text:p/>
        </draw:connector>
        <draw:connector draw:style-name="gr5" draw:text-style-name="P1" draw:layer="layout" svg:x1="12.213cm" svg:y1="6.986cm" svg:x2="3.595cm" svg:y2="8.991cm" draw:start-shape="id2" draw:start-glue-point="2" draw:end-shape="id3" draw:end-glue-point="0" svg:d="m12213 6986v1003h-8618v1002">
          <text:p/>
        </draw:connector>
        <draw:connector draw:style-name="gr5" draw:text-style-name="P1" draw:layer="layout" svg:x1="12.213cm" svg:y1="6.986cm" svg:x2="12.213cm" svg:y2="8.573cm" draw:start-shape="id2" draw:start-glue-point="2" draw:end-shape="id4" draw:end-glue-point="0" svg:d="m12213 6986v1587">
          <text:p/>
        </draw:connector>
        <draw:connector draw:style-name="gr5" draw:text-style-name="P1" draw:layer="layout" svg:x1="12.213cm" svg:y1="6.986cm" svg:x2="20.525cm" svg:y2="8.991cm" draw:start-shape="id2" draw:start-glue-point="2" draw:end-shape="id5" draw:end-glue-point="0" svg:d="m12213 6986v1003h8312v1002">
          <text:p/>
        </draw:connector>
        <draw:custom-shape draw:style-name="gr3" draw:text-style-name="P3" xml:id="id7" draw:id="id7" draw:layer="layout" svg:width="4.6cm" svg:height="2.2cm" svg:x="18.235cm" svg:y="12.864cm">
          <text:p text:style-name="P3"><text:span text:style-name="T1">Ma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4.6cm" svg:height="2.2cm" svg:x="18.225cm" svg:y="8.991cm">
          <text:p text:style-name="P3"><text:span text:style-name="T1">Game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4.6cm" svg:height="2.2cm" svg:x="23.7cm" svg:y="8.991cm">
          <text:p text:style-name="P3"><text:span text:style-name="T1">GameScore</text:span></text:p>
          <text:p text:style-name="P3"><text:span text:style-name="T1">MenuStat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213cm" svg:y1="6.986cm" svg:x2="26cm" svg:y2="8.991cm" draw:start-shape="id2" draw:start-glue-point="2" draw:end-shape="id6" draw:end-glue-point="0" svg:d="m12213 6986v1003h13787v1002">
          <text:p/>
        </draw:connector>
        <draw:connector draw:style-name="gr5" draw:text-style-name="P1" draw:layer="layout" svg:x1="20.525cm" svg:y1="11.191cm" svg:x2="20.535cm" svg:y2="12.864cm" draw:start-shape="id5" draw:start-glue-point="2" draw:end-shape="id7" svg:d="m20525 11191v837h10v836">
          <text:p/>
        </draw:connector>
        <draw:connector draw:style-name="gr5" draw:text-style-name="P1" draw:layer="layout" svg:x1="9.913cm" svg:y1="5.886cm" svg:x2="7.147cm" svg:y2="13.964cm" draw:start-shape="id2" draw:start-glue-point="3" draw:end-shape="id8" draw:end-glue-point="3" svg:d="m9913 5886h-3267v8078h501">
          <text:p/>
        </draw:connector>
        <draw:connector draw:style-name="gr5" draw:text-style-name="P1" draw:layer="layout" svg:x1="18.235cm" svg:y1="13.964cm" svg:x2="11.747cm" svg:y2="13.964cm" draw:start-shape="id7" draw:start-glue-point="3" draw:end-shape="id8" draw:end-glue-point="1" svg:d="m18235 13964h-6488">
          <text:p/>
        </draw:connector>
        <draw:connector draw:style-name="gr5" draw:text-style-name="P1" draw:layer="layout" svg:x1="11.747cm" svg:y1="13.964cm" svg:x2="18.235cm" svg:y2="13.964cm" draw:start-shape="id8" draw:start-glue-point="1" draw:end-shape="id7" draw:end-glue-point="3" svg:d="m11747 13964h6488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7T22:36:45.38</meta:creation-date>
    <dc:date>2013-02-07T22:59:18.43</dc:date>
    <meta:editing-duration>PT6M31S</meta:editing-duration>
    <meta:editing-cycles>1</meta:editing-cycles>
    <meta:document-statistic meta:object-count="19"/>
    <meta:generator>LibreOffice/3.4$Win32 LibreOffice_project/340m1$Build-402</meta:generator>
  </office:meta>
</office:document-meta>
</file>